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text-properties style:font-name-complex="Times New Roman"/>
    </style:style>
    <style:style style:name="P8" style:parent-style-name="Standard" style:family="paragraph">
      <style:text-properties style:font-name-complex="Times New Roman"/>
    </style:style>
    <style:style style:name="P9" style:parent-style-name="Standard" style:family="paragraph">
      <style:text-properties style:font-name-complex="Times New Roman"/>
    </style:style>
    <style:style style:name="P10" style:parent-style-name="Standard" style:family="paragraph">
      <style:text-properties style:font-name-complex="Times New Roman"/>
    </style:style>
    <style:style style:name="P11" style:parent-style-name="Standard" style:family="paragraph">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P18" style:parent-style-name="Standard" style:family="paragraph">
      <style:text-properties style:font-name-complex="Times New Roman"/>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T22" style:parent-style-name="預設段落字型" style:family="text">
      <style:text-properties style:font-name-complex="Times New Roman"/>
    </style:style>
    <style:style style:name="T23" style:parent-style-name="預設段落字型" style:family="text">
      <style:text-properties style:font-name-complex="Times New Roman"/>
    </style:style>
    <style:style style:name="T24" style:parent-style-name="預設段落字型" style:family="text">
      <style:text-properties style:font-name-complex="Times New Roman"/>
    </style:style>
  </office:automatic-styles>
  <office:body>
    <office:text text:use-soft-page-breaks="true">
      <text:p text:style-name="P1">THAIS:Oh, didn’t notice you're awaked!</text:p>
      <text:p text:style-name="P2">JACCO:Where is this place, and who are you?</text:p>
      <text:p text:style-name="P3">THAIS:This is Medusa Hill, you never heard the place? But how come you end up being there?</text:p>
      <text:p text:style-name="P4">JACCO:...!</text:p>
      <text:p text:style-name="P5">JACCO:I see......</text:p>
      <text:p text:style-name="P6">THAIS:Wait, where are you heading?</text:p>
      <text:p text:style-name="P7">JACCO:I think I know what's going on right now, thanks for saving me anyway. Tell me your name, I, Jacco Moonmask will pay you back one day.</text:p>
      <text:p text:style-name="P8">THAIS:Moonmask... you are the Moonmask in the Murdererhood? So you wanna back to the battlefield?</text:p>
      <text:p text:style-name="P9">JACCO:I have to. This is my first time be at this place, it’s probably last time too.</text:p>
      <text:p text:style-name="P10">THAIS:Murdererhood are defeated, and there will be no more Murdererhood, so you don’t have to go! My name is Thais, Thais Riverborn by the way. This is my place, we just call her Tarvern. You can stay here for a while before settle down!</text:p>
      <text:p text:style-name="P11">JACCO:I don’t really know what to say. Just…if there is anything that I can help, please tell me!</text:p>
      <text:p text:style-name="P12">THAIS:For sure! You are the Moonmask! It’s such a waste to not use your power! Acually, I do need your help. My chef is sick today, do you know how to cook?</text:p>
      <text:p text:style-name="P13">JACCO:!</text:p>
      <text:p text:style-name="P14">JACCO:Sure! Though it won’t have best look, it will have some nice taste!</text:p>
      <text:p text:style-name="P15">THAIS:Let’s start work now, I’m counting on you!</text:p>
      <text:p text:style-name="P16">THAIS:Just prepare a<text:s/>dish which is good with noodles than you will be fine, in case you forget the procedure, check your note, I saw your cooking book earlier, those dishes seem really tasty!</text:p>
      <text:p text:style-name="P17">JACCO:I won’t let you down, Miss.</text:p>
      <text:p text:style-name="P18">THAIS:Thais, just call me Thais like everybody else!</text:p>
      <text:p text:style-name="P19">JACCO:Sure...Mee...Thais!</text:p>
      <text:p text:style-name="P20">THAIS:Before start cooking, maybe check the cooking book first.</text:p>
      <text:p text:style-name="P21">[Press ‘Esc‘ to open the cooking book.]</text:p>
      <text:p text:style-name="Standard"/>
      <text:p text:style-name="Standard"><text:span text:style-name="T22">THAIS</text:span>:Good. It seems like you've already done checking your book.</text:p>
      <text:p text:style-name="Standard"><text:span text:style-name="T23">THAIS:</text:span><text:s/><text:span text:style-name="T24">Now go to the stove to start cook your first dis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等线"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內文" style:display-name="內文" style:family="paragraph">
      <style:paragraph-properties fo:text-align="justify"/>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in Xu</dc:creator>
    <meta:creation-date>2009-04-16T11:32:00Z</meta:creation-date>
    <dc:date>2017-11-26T06:53:00Z</dc:date>
    <meta:template xlink:href="Normal" xlink:type="simple"/>
    <meta:editing-cycles>14</meta:editing-cycles>
    <meta:editing-duration>PT27720S</meta:editing-duration>
    <meta:user-defined meta:name="Info 1"/>
    <meta:user-defined meta:name="Info 2"/>
    <meta:user-defined meta:name="Info 3"/>
    <meta:user-defined meta:name="Info 4"/>
    <meta:document-statistic meta:page-count="1" meta:paragraph-count="3" meta:word-count="256" meta:character-count="1718" meta:row-count="12" meta:non-whitespace-character-count="1465"/>
  </office:meta>
</office:document-meta>
</file>